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0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790" table:style-name="ce30">
            <text:p>7790</text:p>
          </table:table-cell>
          <table:table-cell office:value-type="float" office:value="6926.4799999999968" table:style-name="ce33">
            <text:p>6926.48</text:p>
          </table:table-cell>
          <table:table-cell office:value-type="float" office:value="12214" table:style-name="ce50">
            <text:p>12214</text:p>
          </table:table-cell>
          <table:table-cell office:value-type="float" office:value="11248.960000000005" table:style-name="ce51">
            <text:p>11248.96</text:p>
          </table:table-cell>
          <table:table-cell office:value-type="float" office:value="6924" table:style-name="ce53">
            <text:p>6924</text:p>
          </table:table-cell>
          <table:table-cell office:value-type="float" office:value="6666.2300000000059" table:style-name="ce66">
            <text:p>6666.23</text:p>
          </table:table-cell>
          <table:table-cell office:value-type="float" office:value="2366" table:style-name="ce68">
            <text:p>2366</text:p>
          </table:table-cell>
          <table:table-cell office:value-type="float" office:value="2309.5399999999991" table:style-name="ce69">
            <text:p>2309.54</text:p>
          </table:table-cell>
          <table:table-cell office:value-type="float" office:value="224" table:style-name="ce83">
            <text:p>224</text:p>
          </table:table-cell>
          <table:table-cell office:value-type="float" office:value="222.19000000000003" table:style-name="ce86">
            <text:p>222.19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518" table:content-validation-name="val2" table:style-name="ce108">
            <text:p>29,518</text:p>
          </table:table-cell>
          <table:table-cell office:value-type="float" office:value="27373.400000000005" table:content-validation-name="val2" table:style-name="ce109">
            <text:p>27,373</text:p>
          </table:table-cell>
          <table:table-cell office:value-type="float" office:value="1591" table:style-name="ce111">
            <text:p>1591</text:p>
          </table:table-cell>
          <table:table-cell office:value-type="float" office:value="1448.6699999999964" table:style-name="ce120">
            <text:p>1448.67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591" table:style-name="ce148">
            <text:p>1,591</text:p>
          </table:table-cell>
          <table:table-cell office:value-type="float" office:value="1448.6699999999964" table:style-name="ce146">
            <text:p>1,448.67</text:p>
          </table:table-cell>
          <table:table-cell office:value-type="float" office:value="31109" table:content-validation-name="val2" table:style-name="ce149">
            <text:p>31,109</text:p>
          </table:table-cell>
          <table:table-cell office:value-type="float" office:value="28822.07" table:content-validation-name="val2" table:style-name="ce167">
            <text:p>28,822</text:p>
          </table:table-cell>
          <table:table-cell office:value-type="currency" office:value="67853577.75" table:content-validation-name="val1" table:style-name="ce10">
            <text:p>£67,853,577.75</text:p>
          </table:table-cell>
          <table:table-cell office:value-type="currency" office:value="7149990.3099999912" table:content-validation-name="val1" table:style-name="ce10">
            <text:p>£7,149,990.31</text:p>
          </table:table-cell>
          <table:table-cell office:value-type="currency" office:value="151845.42000000001" table:content-validation-name="val1" table:style-name="ce10">
            <text:p>£151,845.42</text:p>
          </table:table-cell>
          <table:table-cell office:value-type="currency" office:value="565537.86999999988" table:content-validation-name="val1" table:style-name="ce10">
            <text:p>£565,537.87</text:p>
          </table:table-cell>
          <table:table-cell office:value-type="currency" office:value="15239405.279999999" table:content-validation-name="val1" table:style-name="ce10">
            <text:p>£15,239,405.28</text:p>
          </table:table-cell>
          <table:table-cell office:value-type="currency" office:value="7810221.3499999996" table:content-validation-name="val1" table:style-name="ce10">
            <text:p>£7,810,221.35</text:p>
          </table:table-cell>
          <table:table-cell office:value-type="currency" office:value="98770577.979999989" table:style-name="ce11">
            <text:p>£98,770,577.98</text:p>
          </table:table-cell>
          <table:table-cell office:value-type="currency" office:value="1971271.3399999996" table:content-validation-name="val1" table:style-name="ce12">
            <text:p>£1,971,271.34</text:p>
          </table:table-cell>
          <table:table-cell office:value-type="currency" office:value="-709731.24" table:content-validation-name="val1" table:style-name="ce12">
            <text:p>-£709,731.24</text:p>
          </table:table-cell>
          <table:table-cell office:value-type="currency" office:value="1261540.0999999996" table:style-name="ce11">
            <text:p>£1,261,540.10</text:p>
          </table:table-cell>
          <table:table-cell office:value-type="currency" office:value="100032118.07999998" table:style-name="ce13">
            <text:p>£100,032,118.0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88" table:style-name="ce31">
            <text:p>388</text:p>
          </table:table-cell>
          <table:table-cell office:value-type="float" office:value="299.7" table:style-name="ce32">
            <text:p>299.7</text:p>
          </table:table-cell>
          <table:table-cell office:value-type="float" office:value="245" table:style-name="ce49">
            <text:p>245</text:p>
          </table:table-cell>
          <table:table-cell office:value-type="float" office:value="225.13" table:style-name="ce52">
            <text:p>225.13</text:p>
          </table:table-cell>
          <table:table-cell office:value-type="float" office:value="333" table:style-name="ce54">
            <text:p>333</text:p>
          </table:table-cell>
          <table:table-cell office:value-type="float" office:value="317.55" table:style-name="ce65">
            <text:p>317.55</text:p>
          </table:table-cell>
          <table:table-cell office:value-type="float" office:value="45" table:style-name="ce67">
            <text:p>45</text:p>
          </table:table-cell>
          <table:table-cell office:value-type="float" office:value="44.11" table:style-name="ce70">
            <text:p>44.11</text:p>
          </table:table-cell>
          <table:table-cell office:value-type="float" office:value="9" table:style-name="ce84">
            <text:p>9</text:p>
          </table:table-cell>
          <table:table-cell office:value-type="float" office:value="9" table:style-name="ce85">
            <text:p>9</text:p>
          </table:table-cell>
          <table:table-cell office:value-type="float" office:value="7" table:style-name="ce88">
            <text:p>7</text:p>
          </table:table-cell>
          <table:table-cell office:value-type="float" office:value="0.87" table:style-name="ce90">
            <text:p>0.87</text:p>
          </table:table-cell>
          <table:table-cell office:value-type="float" office:value="1027" table:content-validation-name="val2" table:style-name="ce102">
            <text:p>1,027</text:p>
          </table:table-cell>
          <table:table-cell office:value-type="float" office:value="896.3599999999999" table:content-validation-name="val2" table:style-name="ce110">
            <text:p>896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4" table:style-name="ce134">
            <text:p>4</text:p>
          </table:table-cell>
          <table:table-cell office:value-type="float" office:value="4" table:style-name="ce136">
            <text:p>4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5" table:style-name="ce143">
            <text:p>5</text:p>
          </table:table-cell>
          <table:table-cell office:value-type="float" office:value="5" table:style-name="ce144">
            <text:p>5</text:p>
          </table:table-cell>
          <table:table-cell office:value-type="float" office:value="1032" table:content-validation-name="val2" table:style-name="ce162">
            <text:p>1,032</text:p>
          </table:table-cell>
          <table:table-cell office:value-type="float" office:value="901.3599999999999" table:content-validation-name="val2" table:style-name="ce161">
            <text:p>901</text:p>
          </table:table-cell>
          <table:table-cell office:value-type="currency" office:value="2033372.6500000039" table:content-validation-name="val1" table:style-name="ce10">
            <text:p>£2,033,372.65</text:p>
          </table:table-cell>
          <table:table-cell office:value-type="currency" office:value="94344.86999999969" table:content-validation-name="val1" table:style-name="ce10">
            <text:p>£94,344.8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7687.820000000029" table:content-validation-name="val1" table:style-name="ce10">
            <text:p>£57,687.82</text:p>
          </table:table-cell>
          <table:table-cell office:value-type="currency" office:value="414488.42000000062" table:content-validation-name="val1" table:style-name="ce10">
            <text:p>£414,488.42</text:p>
          </table:table-cell>
          <table:table-cell office:value-type="currency" office:value="205828.21999999916" table:content-validation-name="val1" table:style-name="ce10">
            <text:p>£205,828.22</text:p>
          </table:table-cell>
          <table:table-cell office:value-type="currency" office:value="2805721.9800000037" table:style-name="ce11">
            <text:p>£2,805,721.98</text:p>
          </table:table-cell>
          <table:table-cell office:value-type="currency" office:value="51376" table:content-validation-name="val1" table:style-name="ce12">
            <text:p>£51,376.00</text:p>
          </table:table-cell>
          <table:table-cell office:value-type="currency" office:value="55648" table:content-validation-name="val1" table:style-name="ce12">
            <text:p>£55,648.00</text:p>
          </table:table-cell>
          <table:table-cell office:value-type="currency" office:value="107024" table:style-name="ce11">
            <text:p>£107,024.00</text:p>
          </table:table-cell>
          <table:table-cell office:value-type="currency" office:value="2912745.9800000037" table:style-name="ce13">
            <text:p>£2,912,745.9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42" table:style-name="ce29">
            <text:p>242</text:p>
          </table:table-cell>
          <table:table-cell office:value-type="float" office:value="235.7" table:style-name="ce34">
            <text:p>235.7</text:p>
          </table:table-cell>
          <table:table-cell office:value-type="float" office:value="469" table:style-name="ce41">
            <text:p>469</text:p>
          </table:table-cell>
          <table:table-cell office:value-type="float" office:value="456.6" table:style-name="ce48">
            <text:p>456.6</text:p>
          </table:table-cell>
          <table:table-cell office:value-type="float" office:value="257" table:style-name="ce55">
            <text:p>257</text:p>
          </table:table-cell>
          <table:table-cell office:value-type="float" office:value="252" table:style-name="ce56">
            <text:p>252</text:p>
          </table:table-cell>
          <table:table-cell office:value-type="float" office:value="45" table:style-name="ce59">
            <text:p>45</text:p>
          </table:table-cell>
          <table:table-cell office:value-type="float" office:value="44.8" table:style-name="ce78">
            <text:p>44.8</text:p>
          </table:table-cell>
          <table:table-cell office:value-type="float" office:value="9" table:style-name="ce80">
            <text:p>9</text:p>
          </table:table-cell>
          <table:table-cell office:value-type="float" office:value="8.6" table:style-name="ce81">
            <text:p>8.6</text:p>
          </table:table-cell>
          <table:table-cell office:value-type="float" office:value="7" table:style-name="ce97">
            <text:p>7</text:p>
          </table:table-cell>
          <table:table-cell office:value-type="float" office:value="1.5" table:style-name="ce99">
            <text:p>1.5</text:p>
          </table:table-cell>
          <table:table-cell office:value-type="float" office:value="1029" table:content-validation-name="val2" table:style-name="ce102">
            <text:p>1,029</text:p>
          </table:table-cell>
          <table:table-cell office:value-type="float" office:value="999.19999999999993" table:content-validation-name="val2" table:style-name="ce104">
            <text:p>999</text:p>
          </table:table-cell>
          <table:table-cell office:value-type="float" office:value="30" table:style-name="ce106">
            <text:p>30</text:p>
          </table:table-cell>
          <table:table-cell office:value-type="float" office:value="29.3" table:style-name="ce115">
            <text:p>29.3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35" table:style-name="ce143">
            <text:p>35</text:p>
          </table:table-cell>
          <table:table-cell office:value-type="float" office:value="34.299999999999997" table:style-name="ce142">
            <text:p>34.30</text:p>
          </table:table-cell>
          <table:table-cell office:value-type="float" office:value="1064" table:content-validation-name="val2" table:style-name="ce162">
            <text:p>1,064</text:p>
          </table:table-cell>
          <table:table-cell office:value-type="float" office:value="1033.5" table:content-validation-name="val2" table:style-name="ce163">
            <text:p>1,034</text:p>
          </table:table-cell>
          <table:table-cell office:value-type="currency" office:value="2815330.49" table:content-validation-name="val1" table:style-name="ce10">
            <text:p>£2,815,330.49</text:p>
          </table:table-cell>
          <table:table-cell office:value-type="currency" office:value="136777.37" table:content-validation-name="val1" table:style-name="ce10">
            <text:p>£136,777.3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24821" table:content-validation-name="val1" table:style-name="ce10">
            <text:p>£24,821.00</text:p>
          </table:table-cell>
          <table:table-cell office:value-type="currency" office:value="561344.73" table:content-validation-name="val1" table:style-name="ce10">
            <text:p>£561,344.73</text:p>
          </table:table-cell>
          <table:table-cell office:value-type="currency" office:value="312883.02" table:content-validation-name="val1" table:style-name="ce10">
            <text:p>£312,883.02</text:p>
          </table:table-cell>
          <table:table-cell office:value-type="currency" office:value="3851156.6100000003" table:style-name="ce11">
            <text:p>£3,851,156.61</text:p>
          </table:table-cell>
          <table:table-cell office:value-type="currency" office:value="126044" table:content-validation-name="val1" table:style-name="ce12">
            <text:p>£126,044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26044" table:style-name="ce11">
            <text:p>£126,044.00</text:p>
          </table:table-cell>
          <table:table-cell office:value-type="currency" office:value="3977200.6100000003" table:style-name="ce13">
            <text:p>£3,977,200.61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8" table:style-name="ce36">
            <text:p>8</text:p>
          </table:table-cell>
          <table:table-cell office:value-type="float" office:value="7.6" table:style-name="ce38">
            <text:p>7.6</text:p>
          </table:table-cell>
          <table:table-cell office:value-type="float" office:value="6" table:style-name="ce43">
            <text:p>6</text:p>
          </table:table-cell>
          <table:table-cell office:value-type="float" office:value="5.8" table:style-name="ce47">
            <text:p>5.8</text:p>
          </table:table-cell>
          <table:table-cell office:value-type="float" office:value="40" table:style-name="ce60">
            <text:p>40</text:p>
          </table:table-cell>
          <table:table-cell office:value-type="float" office:value="39.799999999999997" table:style-name="ce57">
            <text:p>39.8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0.8" table:style-name="ce82">
            <text:p>0.8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56" table:content-validation-name="val2" table:style-name="ce102">
            <text:p>56</text:p>
          </table:table-cell>
          <table:table-cell office:value-type="float" office:value="54.999999999999993" table:content-validation-name="val2" table:style-name="ce103">
            <text:p>55</text:p>
          </table:table-cell>
          <table:table-cell office:value-type="float" office:value="1" table:style-name="ce107">
            <text:p>1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45">
            <text:p>1</text:p>
          </table:table-cell>
          <table:table-cell office:value-type="float" office:value="57" table:content-validation-name="val2" table:style-name="ce162">
            <text:p>57</text:p>
          </table:table-cell>
          <table:table-cell office:value-type="float" office:value="55.999999999999993" table:content-validation-name="val2" table:style-name="ce164">
            <text:p>56</text:p>
          </table:table-cell>
          <table:table-cell office:value-type="currency" office:value="158170.49" table:content-validation-name="val1" table:style-name="ce10">
            <text:p>£158,170.49</text:p>
          </table:table-cell>
          <table:table-cell office:value-type="currency" office:value="989.37" table:content-validation-name="val1" table:style-name="ce10">
            <text:p>£989.3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2483.07" table:content-validation-name="val1" table:style-name="ce10">
            <text:p>£32,483.07</text:p>
          </table:table-cell>
          <table:table-cell office:value-type="currency" office:value="16802.849999999999" table:content-validation-name="val1" table:style-name="ce10">
            <text:p>£16,802.85</text:p>
          </table:table-cell>
          <table:table-cell office:value-type="currency" office:value="208445.78" table:style-name="ce11">
            <text:p>£208,445.78</text:p>
          </table:table-cell>
          <table:table-cell office:value-type="currency" office:value="2120.6" table:content-validation-name="val1" table:style-name="ce12">
            <text:p>£2,120.6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120.6" table:style-name="ce11">
            <text:p>£2,120.60</text:p>
          </table:table-cell>
          <table:table-cell office:value-type="currency" office:value="210566.38" table:style-name="ce13">
            <text:p>£210,566.3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3" table:style-name="ce35">
            <text:p>63</text:p>
          </table:table-cell>
          <table:table-cell office:value-type="float" office:value="60.9" table:style-name="ce37">
            <text:p>60.9</text:p>
          </table:table-cell>
          <table:table-cell office:value-type="float" office:value="81" table:style-name="ce44">
            <text:p>81</text:p>
          </table:table-cell>
          <table:table-cell office:value-type="float" office:value="80.599999999999994" table:style-name="ce46">
            <text:p>80.6</text:p>
          </table:table-cell>
          <table:table-cell office:value-type="float" office:value="67" table:style-name="ce61">
            <text:p>67</text:p>
          </table:table-cell>
          <table:table-cell office:value-type="float" office:value="65.69" table:style-name="ce63">
            <text:p>65.69</text:p>
          </table:table-cell>
          <table:table-cell office:value-type="float" office:value="16" table:style-name="ce71">
            <text:p>16</text:p>
          </table:table-cell>
          <table:table-cell office:value-type="float" office:value="16" table:style-name="ce73">
            <text:p>16</text:p>
          </table:table-cell>
          <table:table-cell office:value-type="float" office:value="4" table:style-name="ce75">
            <text:p>4</text:p>
          </table:table-cell>
          <table:table-cell office:value-type="float" office:value="4" table:style-name="ce92">
            <text:p>4</text:p>
          </table:table-cell>
          <table:table-cell office:value-type="float" office:value="5" table:style-name="ce94">
            <text:p>5</text:p>
          </table:table-cell>
          <table:table-cell office:value-type="float" office:value="1" table:style-name="ce95">
            <text:p>1</text:p>
          </table:table-cell>
          <table:table-cell office:value-type="float" office:value="236" table:content-validation-name="val2" table:style-name="ce102">
            <text:p>236</text:p>
          </table:table-cell>
          <table:table-cell office:value-type="float" office:value="228.19" table:content-validation-name="val2" table:style-name="ce125">
            <text:p>228</text:p>
          </table:table-cell>
          <table:table-cell office:value-type="float" office:value="6" table:style-name="ce105">
            <text:p>6</text:p>
          </table:table-cell>
          <table:table-cell office:value-type="float" office:value="6" table:style-name="ce114">
            <text:p>6</text:p>
          </table:table-cell>
          <table:table-cell office:value-type="float" office:value="1" table:style-name="ce118">
            <text:p>1</text:p>
          </table:table-cell>
          <table:table-cell office:value-type="float" office:value="1" table:style-name="ce169">
            <text:p>1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7" table:style-name="ce143">
            <text:p>7</text:p>
          </table:table-cell>
          <table:table-cell office:value-type="float" office:value="7" table:style-name="ce147">
            <text:p>7.00</text:p>
          </table:table-cell>
          <table:table-cell office:value-type="float" office:value="243" table:content-validation-name="val2" table:style-name="ce162">
            <text:p>243</text:p>
          </table:table-cell>
          <table:table-cell office:value-type="float" office:value="235.19" table:content-validation-name="val2" table:style-name="ce165">
            <text:p>235</text:p>
          </table:table-cell>
          <table:table-cell office:value-type="currency" office:value="645626.80000000005" table:content-validation-name="val1" table:style-name="ce10">
            <text:p>£645,626.80</text:p>
          </table:table-cell>
          <table:table-cell office:value-type="currency" office:value="55660.31" table:content-validation-name="val1" table:style-name="ce10">
            <text:p>£55,660.31</text:p>
          </table:table-cell>
          <table:table-cell office:value-type="currency" office:value="4000" table:content-validation-name="val1" table:style-name="ce10">
            <text:p>£4,000.00</text:p>
          </table:table-cell>
          <table:table-cell office:value-type="currency" office:value="13993.96" table:content-validation-name="val1" table:style-name="ce10">
            <text:p>£13,993.96</text:p>
          </table:table-cell>
          <table:table-cell office:value-type="currency" office:value="133135.38" table:content-validation-name="val1" table:style-name="ce10">
            <text:p>£133,135.38</text:p>
          </table:table-cell>
          <table:table-cell office:value-type="currency" office:value="77394.63" table:content-validation-name="val1" table:style-name="ce10">
            <text:p>£77,394.63</text:p>
          </table:table-cell>
          <table:table-cell office:value-type="currency" office:value="929811.08000000007" table:style-name="ce11">
            <text:p>£929,811.08</text:p>
          </table:table-cell>
          <table:table-cell office:value-type="currency" office:value="8390" table:content-validation-name="val1" table:style-name="ce12">
            <text:p>£8,39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8390" table:style-name="ce11">
            <text:p>£8,390.00</text:p>
          </table:table-cell>
          <table:table-cell office:value-type="currency" office:value="938201.08000000007" table:style-name="ce13">
            <text:p>£938,201.0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11" table:style-name="ce40">
            <text:p>11</text:p>
          </table:table-cell>
          <table:table-cell office:value-type="float" office:value="11" table:style-name="ce39">
            <text:p>11</text:p>
          </table:table-cell>
          <table:table-cell office:value-type="float" office:value="11" table:style-name="ce42">
            <text:p>11</text:p>
          </table:table-cell>
          <table:table-cell office:value-type="float" office:value="9.69" table:style-name="ce45">
            <text:p>9.69</text:p>
          </table:table-cell>
          <table:table-cell office:value-type="float" office:value="92" table:style-name="ce62">
            <text:p>92</text:p>
          </table:table-cell>
          <table:table-cell office:value-type="float" office:value="89.74" table:style-name="ce64">
            <text:p>89.74</text:p>
          </table:table-cell>
          <table:table-cell office:value-type="float" office:value="5" table:style-name="ce72">
            <text:p>5</text:p>
          </table:table-cell>
          <table:table-cell office:value-type="float" office:value="4.59" table:style-name="ce74">
            <text:p>4.59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119" table:content-validation-name="val2" table:style-name="ce101">
            <text:p>119</text:p>
          </table:table-cell>
          <table:table-cell office:value-type="float" office:value="115.02" table:content-validation-name="val2" table:style-name="ce101">
            <text:p>115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2" table:style-name="ce170">
            <text:p>2</text:p>
          </table:table-cell>
          <table:table-cell office:value-type="float" office:value="2" table:style-name="ce171">
            <text:p>2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2" table:style-name="ce151">
            <text:p>2</text:p>
          </table:table-cell>
          <table:table-cell office:value-type="float" office:value="2" table:style-name="ce150">
            <text:p>2.0</text:p>
          </table:table-cell>
          <table:table-cell office:value-type="float" office:value="121" table:content-validation-name="val2" table:style-name="ce166">
            <text:p>121</text:p>
          </table:table-cell>
          <table:table-cell office:value-type="float" office:value="117.02" table:content-validation-name="val2" table:style-name="ce166">
            <text:p>117</text:p>
          </table:table-cell>
          <table:table-cell office:value-type="currency" office:value="268628.79000000004" table:content-validation-name="val1" table:style-name="ce10">
            <text:p>£268,628.79</text:p>
          </table:table-cell>
          <table:table-cell office:value-type="currency" office:value="7631.1500000000005" table:content-validation-name="val1" table:style-name="ce10">
            <text:p>£7,631.15</text:p>
          </table:table-cell>
          <table:table-cell office:value-type="currency" office:value="9090" table:content-validation-name="val1" table:style-name="ce10">
            <text:p>£9,09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4623.03" table:content-validation-name="val1" table:style-name="ce10">
            <text:p>£54,623.03</text:p>
          </table:table-cell>
          <table:table-cell office:value-type="currency" office:value="28914.05" table:content-validation-name="val1" table:style-name="ce10">
            <text:p>£28,914.05</text:p>
          </table:table-cell>
          <table:table-cell office:value-type="currency" office:value="368887.02000000008" table:style-name="ce11">
            <text:p>£368,887.02</text:p>
          </table:table-cell>
          <table:table-cell office:value-type="currency" office:value="19564.48" table:content-validation-name="val1" table:style-name="ce12">
            <text:p>£19,564.4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9564.48" table:style-name="ce11">
            <text:p>£19,564.48</text:p>
          </table:table-cell>
          <table:table-cell office:value-type="currency" office:value="388451.50000000006" table:style-name="ce13">
            <text:p>£388,451.50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Raji Mathew John</dc:creator>
    <meta:creation-date>2012-07-18T14:50:11Z</meta:creation-date>
    <dc:date>2018-02-23T11:35:10Z</dc:date>
  </office:meta>
</office:document-meta>
</file>